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4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fo:font-style="italic" style:font-style-asian="italic" style:font-style-complex="italic"/>
    </style:style>
    <style:style style:name="T76" style:parent-style-name="Policepardéfaut" style:family="text">
      <style:text-properties fo:font-style="italic" style:font-style-asian="italic" style:font-style-complex="italic"/>
    </style:style>
    <style:style style:name="T77" style:parent-style-name="Policepardéfaut" style:family="text">
      <style:text-properties fo:font-style="italic" style:font-style-asian="italic" style:font-style-complex="italic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T79" style:parent-style-name="Policepardéfaut" style:family="text">
      <style:text-properties fo:font-style="italic" style:font-style-asian="italic" style:font-style-complex="italic"/>
    </style:style>
    <style:style style:name="T80" style:parent-style-name="Policepardéfaut" style:family="text">
      <style:text-properties fo:font-style="italic" style:font-style-asian="italic" style:font-style-complex="italic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fo:font-style="italic" style:font-style-asian="italic" style:font-style-complex="italic"/>
    </style:style>
    <style:style style:name="T86" style:parent-style-name="Policepardéfaut" style:family="text">
      <style:text-properties fo:font-style="italic" style:font-style-asian="italic" style:font-style-complex="italic"/>
    </style:style>
    <style:style style:name="T87" style:parent-style-name="Policepardéfaut" style:family="text">
      <style:text-properties fo:font-style="italic" style:font-style-asian="italic" style:font-style-complex="italic"/>
    </style:style>
    <style:style style:name="T88" style:parent-style-name="Policepardéfaut" style:family="text">
      <style:text-properties fo:font-style="italic" style:font-style-asian="italic" style:font-style-complex="italic"/>
    </style:style>
    <style:style style:name="T89" style:parent-style-name="Policepardéfaut" style:family="text">
      <style:text-properties fo:font-style="italic" style:font-style-asian="italic" style:font-style-complex="italic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T91" style:parent-style-name="Policepardéfaut" style:family="text">
      <style:text-properties fo:font-style="italic" style:font-style-asian="italic" style:font-style-complex="italic"/>
    </style:style>
    <style:style style:name="T92" style:parent-style-name="Policepardéfaut" style:family="text">
      <style:text-properties fo:font-style="italic" style:font-style-asian="italic" style:font-style-complex="italic"/>
    </style:style>
    <style:style style:name="T93" style:parent-style-name="Policepardéfaut" style:family="text">
      <style:text-properties fo:font-style="italic" style:font-style-asian="italic" style:font-style-complex="italic"/>
    </style:style>
    <style:style style:name="T94" style:parent-style-name="Policepardéfaut" style:family="text">
      <style:text-properties fo:font-style="italic" style:font-style-asian="italic" style:font-style-complex="italic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T97" style:parent-style-name="Policepardéfaut" style:family="text">
      <style:text-properties fo:font-style="italic" style:font-style-asian="italic" style:font-style-complex="italic"/>
    </style:style>
    <style:style style:name="T98" style:parent-style-name="Policepardéfaut" style:family="text">
      <style:text-properties fo:font-style="italic" style:font-style-asian="italic" style:font-style-complex="italic"/>
    </style:style>
    <style:style style:name="T99" style:parent-style-name="Policepardéfaut" style:family="text">
      <style:text-properties fo:font-style="italic" style:font-style-asian="italic" style:font-style-complex="italic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name="T101" style:parent-style-name="Policepardéfaut" style:family="text">
      <style:text-properties fo:font-style="italic" style:font-style-asian="italic" style:font-style-complex="italic"/>
    </style:style>
    <style:style style:name="T102" style:parent-style-name="Policepardéfaut" style:family="text">
      <style:text-properties fo:font-style="italic" style:font-style-asian="italic" style:font-style-complex="italic"/>
    </style:style>
    <style:style style:name="T103" style:parent-style-name="Policepardéfaut" style:family="text">
      <style:text-properties fo:font-style="italic" style:font-style-asian="italic" style:font-style-complex="italic"/>
    </style:style>
    <style:style style:name="T104" style:parent-style-name="Policepardéfaut" style:family="text">
      <style:text-properties fo:font-style="italic" style:font-style-asian="italic" style:font-style-complex="italic"/>
    </style:style>
    <style:style style:name="T10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Création de toutes les tables :</text:p>
      <text:p text:style-name="P2">Table automobiliste :</text:p>
      <text:p text:style-name="P3"/>
      <text:p text:style-name="P4">CREATE TABLE automobiliste (</text:p>
      <text:p text:style-name="P5"><text:s text:c="4"/>id SERIAL PRIMARY KEY,</text:p>
      <text:p text:style-name="P6"><text:s text:c="4"/>plaque VARCHAR(15) UNIQUE NOT NULL,</text:p>
      <text:p text:style-name="P7"><text:s text:c="4"/>nom VARCHAR(50) NOT NULL,</text:p>
      <text:p text:style-name="P8"><text:s text:c="4"/>prenom VARCHAR(50) NOT NULL</text:p>
      <text:p text:style-name="P9">);</text:p>
      <text:p text:style-name="P10">Table peage :</text:p>
      <text:p text:style-name="P11"/>
      <text:p text:style-name="P12">CREATE TABLE peage (</text:p>
      <text:p text:style-name="P13"><text:s text:c="4"/>id SERIAL PRIMARY KEY,</text:p>
      <text:p text:style-name="P14"><text:s text:c="4"/>nom VARCHAR(100) NOT NULL,</text:p>
      <text:p text:style-name="P15"><text:s text:c="4"/>localisation VARCHAR(100),</text:p>
      <text:p text:style-name="P16"><text:s text:c="4"/>type VARCHAR(20) NOT NULL CHECK (type IN ('entree', 'sortie',))</text:p>
      <text:p text:style-name="P17">);</text:p>
      <text:p text:style-name="P18">Table ticket :<text:s/></text:p>
      <text:p text:style-name="P19"/>
      <text:p text:style-name="P20">CREATE TABLE ticket (</text:p>
      <text:p text:style-name="P21"><text:s text:c="4"/>id SERIAL PRIMARY KEY,</text:p>
      <text:p text:style-name="P22"><text:s text:c="4"/>date_imprime TIMESTAMP NOT NULL,</text:p>
      <text:p text:style-name="P23"><text:s text:c="4"/>peage_entree_id INT NOT NULL,</text:p>
      <text:p text:style-name="P24"><text:s text:c="4"/>peage_sortie_id INT,</text:p>
      <text:p text:style-name="P25"><text:s text:c="4"/>automobiliste_id INT NOT NULL,</text:p>
      <text:p text:style-name="P26"><text:s text:c="4"/>cout NUMERIC(10, 2) NOT NULL,</text:p>
      <text:p text:style-name="P27"><text:s text:c="4"/>CONSTRAINT fk_peage_entree FOREIGN KEY (peage_entree_id) REFERENCES peage(id),</text:p>
      <text:p text:style-name="P28"><text:s text:c="4"/>CONSTRAINT fk_peage_sortie FOREIGN KEY (peage_sortie_id) REFERENCES peage(id),</text:p>
      <text:soft-page-break/>
      <text:p text:style-name="P29"><text:s text:c="4"/>CONSTRAINT fk_automobiliste FOREIGN KEY (automobiliste_id) REFERENCES automobiliste(id)</text:p>
      <text:p text:style-name="P30">);</text:p>
      <text:p text:style-name="P31">Table abonnement :</text:p>
      <text:p text:style-name="P32"/>
      <text:p text:style-name="P33">CREATE TABLE abonnement (</text:p>
      <text:p text:style-name="P34"><text:s text:c="4"/>id SERIAL PRIMARY KEY,</text:p>
      <text:p text:style-name="P35"><text:s text:c="4"/>niveau VARCHAR(20) NOT NULL,</text:p>
      <text:p text:style-name="P36"><text:s text:c="4"/>cout_mensuel NUMERIC(10, 2) NOT NULL,</text:p>
      <text:p text:style-name="P37"><text:s text:c="4"/>taux_reduction NUMERIC(5, 2) NOT NULL CHECK (taux_reduction BETWEEN 0 AND 1),</text:p>
      <text:p text:style-name="P38"><text:s text:c="4"/>date_debut DATE NOT NULL,</text:p>
      <text:p text:style-name="P39"><text:s text:c="4"/>date_fin DATE</text:p>
      <text:p text:style-name="P40">);</text:p>
      <text:p text:style-name="P41">Table badge :<text:s/></text:p>
      <text:p text:style-name="P42"/>
      <text:p text:style-name="P43">CREATE TABLE badge (</text:p>
      <text:p text:style-name="P44"><text:s text:c="4"/>id SERIAL PRIMARY KEY,</text:p>
      <text:p text:style-name="P45"><text:s text:c="4"/>abonnement_id INT NOT NULL,</text:p>
      <text:p text:style-name="P46"><text:s text:c="4"/>automobiliste_id INT NOT NULL,</text:p>
      <text:p text:style-name="P47"><text:s text:c="4"/>statut VARCHAR(20) NOT NULL CHECK (statut IN (' possède’, 'restitue', )),</text:p>
      <text:p text:style-name="P48"><text:s text:c="4"/>CONSTRAINT fk_abonnement FOREIGN KEY (abonnement_id) REFERENCES abonnement(id),</text:p>
      <text:p text:style-name="P49"><text:s text:c="4"/>CONSTRAINT fk_automobiliste FOREIGN KEY (automobiliste_id) REFERENCES automobiliste(id)</text:p>
      <text:p text:style-name="P50">);</text:p>
      <text:p text:style-name="P51">Table trajet :</text:p>
      <text:p text:style-name="P52"/>
      <text:p text:style-name="P53">CREATE TABLE trajet (</text:p>
      <text:p text:style-name="P54"><text:s text:c="4"/>id SERIAL PRIMARY KEY,</text:p>
      <text:p text:style-name="P55"><text:s text:c="4"/>peage_entree_id INT NOT NULL,</text:p>
      <text:p text:style-name="P56"><text:s text:c="4"/>peage_sortie_id INT NOT NULL,</text:p>
      <text:p text:style-name="P57"><text:s text:c="4"/>date TIMESTAMP NOT NULL,</text:p>
      <text:p text:style-name="P58"><text:s text:c="4"/>badge_id INT,</text:p>
      <text:p text:style-name="P59"><text:s text:c="4"/>CONSTRAINT fk_peage_entree FOREIGN KEY (peage_entree_id) REFERENCES peage(id),</text:p>
      <text:p text:style-name="P60"><text:s text:c="4"/>CONSTRAINT fk_peage_sortie FOREIGN KEY (peage_sortie_id) REFERENCES peage(id),</text:p>
      <text:p text:style-name="P61"><text:s text:c="4"/>CONSTRAINT fk_badge FOREIGN KEY (badge_id) REFERENCES badge(id)</text:p>
      <text:p text:style-name="P62">);</text:p>
      <text:p text:style-name="P63">Table facture :<text:s/></text:p>
      <text:p text:style-name="P64"/>
      <text:p text:style-name="P65">CREATE TABLE facture (</text:p>
      <text:p text:style-name="P66"><text:s text:c="4"/>id SERIAL PRIMARY KEY,</text:p>
      <text:p text:style-name="P67"><text:s text:c="4"/>abonnement_id INT NOT NULL,</text:p>
      <text:p text:style-name="P68"><text:s text:c="4"/>mois DATE NOT NULL,</text:p>
      <text:p text:style-name="P69"><text:s text:c="4"/>total NUMERIC(10, 2) NOT NULL,</text:p>
      <text:p text:style-name="P70"><text:s text:c="4"/>CONSTRAINT fk_abonnement FOREIGN KEY (abonnement_id) REFERENCES abonnement(id)</text:p>
      <text:p text:style-name="P71">);</text:p>
      <text:p text:style-name="P72"/>
      <text:p text:style-name="P73">Code JAVA</text:p>
      <text:p text:style-name="P74"/>
      <text:p text:style-name="Normal">public class peages {<text:line-break/><text:line-break/><text:s text:c="4"/>//on se connecte à la base de données<text:line-break/><text:s text:c="4"/>private static Connection getConnection() {<text:line-break/><text:s text:c="8"/>try {<text:line-break/><text:s text:c="12"/>String url = "jdbc:postgresql://localhost:5432/peages";<text:line-break/><text:s text:c="12"/>String user = "postgres";<text:line-break/><text:s text:c="12"/>String password = "Lollipop26!";<text:line-break/><text:s text:c="12"/>Class.<text:span text:style-name="T75">forName</text:span>("org.postgresql.Driver");<text:line-break/><text:s text:c="12"/>return DriverManager.<text:span text:style-name="T76">getConnection</text:span>(url, user, password);<text:line-break/><text:s text:c="8"/>} catch (Exception e) {<text:line-break/><text:s text:c="12"/>e.printStackTrace();<text:line-break/><text:s text:c="12"/>return null;<text:line-break/><text:s text:c="8"/>}<text:line-break/><text:s text:c="4"/>}<text:line-break/><text:line-break/><text:s text:c="4"/>// Péages les plus empruntés<text:line-break/><text:s text:c="4"/>private static void getPeagesEmpruntes(Connection connection) {<text:line-break/><text:s text:c="8"/>String query = "SELECT nom, COUNT(*) AS nb_passages " +<text:line-break/><text:s text:c="16"/>"FROM ticket t " +<text:line-break/><text:s text:c="16"/>"INNER JOIN peage p ON t.peage_entree_id = p.id OR t.peage_sortie_id = p.id " +<text:line-break/><text:s text:c="16"/>"GROUP BY nom " +<text:line-break/><text:s text:c="16"/>"ORDER BY nb_passages DESC";<text:line-break/><text:s text:c="8"/>try (Statement statement = connection.createStatement();<text:line-break/><text:s text:c="13"/>ResultSet resultSet = statement.executeQuery(query)) {<text:line-break/><text:line-break/><text:s text:c="12"/>System.<text:span text:style-name="T77">out</text:span>.println("péages les plus empruntés :");<text:line-break/><text:s text:c="12"/>while (resultSet.next()) {<text:line-break/><text:s text:c="16"/>String nom = resultSet.getString("nom");<text:line-break/><text:s text:c="16"/>int nbPassages = resultSet.getInt("nb_passages");<text:line-break/><text:s text:c="16"/>System.<text:span text:style-name="T78">out</text:span>.println("Péage : " + nom + ", Passages : " + nbPassages);<text:line-break/><text:s text:c="12"/>}<text:line-break/><text:line-break/><text:s text:c="8"/>} catch (Exception e) {<text:line-break/><text:s text:c="12"/>e.printStackTrace();<text:line-break/><text:s text:c="8"/>}<text:line-break/><text:s text:c="4"/>}<text:line-break/><text:line-break/><text:s text:c="4"/>// Liste des trajets d’un utilisateur donné<text:line-break/><text:s text:c="4"/>private static void getTrajetUtilisateur(Connection connection, int userId) {<text:line-break/><text:s text:c="8"/>String query = "SELECT t.date_imprime, p1.nom AS peage_entree, p2.nom AS peage_sortie, t.cout " +<text:line-break/><text:s text:c="16"/>"FROM ticket t " +<text:line-break/><text:s text:c="16"/>"INNER JOIN peage p1 ON t.peage_entree_id = p1.id " +<text:line-break/><text:s text:c="16"/>"INNER JOIN peage p2 ON t.peage_sortie_id = p2.id " +<text:line-break/><text:s text:c="16"/>"WHERE t.automobiliste_id = " + userId;<text:line-break/><text:line-break/><text:s text:c="8"/>try (Statement statement = connection.createStatement();<text:line-break/><text:s text:c="13"/>ResultSet resultSet = statement.executeQuery(query)) {<text:line-break/><text:line-break/><text:s text:c="12"/>System.<text:span text:style-name="T79">out</text:span>.println("liste des trajets de cet automobiliste " + userId + " :");<text:line-break/><text:s text:c="12"/>while (resultSet.next()) {<text:line-break/><text:s text:c="16"/>String date = resultSet.getString("date_imprime");<text:line-break/><text:s text:c="16"/>String peageEntree = resultSet.getString("peage_entree");<text:line-break/><text:s text:c="16"/>String peageSortie = resultSet.getString("peage_sortie");<text:line-break/><text:s text:c="16"/>double cout = resultSet.getDouble("cout");<text:line-break/><text:s text:c="16"/>System.<text:span text:style-name="T80">out</text:span>.println("Date : " + date + ", Entrée : " + peageEntree + ", Sortie : " + peageSortie + ", Coût : " + cout);<text:line-break/><text:s text:c="12"/>}<text:line-break/><text:line-break/><text:s text:c="8"/>} catch (Exception e) {<text:line-break/><text:s text:c="12"/>e.printStackTrace();<text:line-break/><text:s text:c="8"/>}<text:line-break/><text:s text:c="4"/>}<text:line-break/><text:line-break/><text:s text:c="4"/>// Question 3 : Automobilistes non abonnés qui font souvent le même trajet<text:line-break/><text:s text:c="4"/>private static void getNonAboTrajet(Connection connection) {<text:line-break/><text:s text:c="8"/>String query = "SELECT a.nom, a.prenom, p1.nom AS peage_entree, p2.nom AS peage_sortie, COUNT(*) AS nb_trajets " +<text:line-break/><text:s text:c="16"/>"FROM ticket t " +<text:line-break/><text:s text:c="16"/>"INNER JOIN peage p1 ON t.peage_entree_id = p1.id " +<text:line-break/><text:s text:c="16"/>"INNER JOIN peage p2 ON t.peage_sortie_id = p2.id " +<text:line-break/><text:s text:c="16"/>"INNER JOIN automobiliste a ON t.automobiliste_id = a.id " +<text:line-break/><text:s text:c="16"/>"LEFT JOIN badge b ON b.automobiliste_id = a.id " +<text:line-break/><text:s text:c="16"/>"WHERE (b.id IS NULL OR b.statut = 'restitue') " +<text:line-break/><text:s text:c="16"/>"GROUP BY a.nom, a.prenom, p1.nom, p2.nom " +<text:line-break/><text:s text:c="16"/>"HAVING COUNT(*) &gt; 1";<text:line-break/><text:line-break/><text:s text:c="8"/>try (Statement statement = connection.createStatement();<text:line-break/><text:s text:c="13"/>ResultSet resultSet = statement.executeQuery(query)) {<text:line-break/><text:line-break/><text:s text:c="12"/>System.<text:span text:style-name="T81">out</text:span>.println("automobilistes non abonnés qui font souvent le même trajet :");<text:line-break/><text:s text:c="12"/>while (resultSet.next()) {<text:line-break/><text:s text:c="16"/>String nom = resultSet.getString("nom");<text:line-break/><text:s text:c="16"/>String prenom = resultSet.getString("prenom");<text:line-break/><text:s text:c="16"/>String entree = resultSet.getString("peage_entree");<text:line-break/><text:s text:c="16"/>String sortie = resultSet.getString("peage_sortie");<text:line-break/><text:s text:c="16"/>int nbTrajets = resultSet.getInt("nb_trajets");<text:line-break/><text:s text:c="16"/>System.<text:span text:style-name="T82">out</text:span>.println("Nom : " + nom + ", Prénom : " + prenom + ", Trajet : " + entree + " -&gt; " + sortie + ", Nombre de trajets : " + nbTrajets);<text:line-break/><text:s text:c="12"/>}<text:line-break/><text:line-break/><text:s text:c="8"/>} catch (Exception e) {<text:line-break/><text:s text:c="12"/>e.printStackTrace();<text:line-break/><text:s text:c="8"/>}<text:line-break/><text:s text:c="4"/>}<text:line-break/><text:line-break/><text:s text:c="4"/>// Question 4 : Portions d’autoroute les plus empruntées<text:line-break/><text:s text:c="4"/>private static void getAutorouteEmpruntes(Connection connection) {<text:line-break/><text:s text:c="8"/>String query = "SELECT p1.nom AS peage_entree, p2.nom AS peage_sortie, COUNT(*) AS nb_trajets " +<text:line-break/><text:s text:c="16"/>"FROM ticket t " +<text:line-break/><text:s text:c="16"/>"INNER JOIN peage p1 ON t.peage_entree_id = p1.id " +<text:line-break/><text:s text:c="16"/>"INNER JOIN peage p2 ON t.peage_sortie_id = p2.id " +<text:line-break/><text:s text:c="16"/>"GROUP BY p1.nom, p2.nom " +<text:line-break/><text:s text:c="16"/>"ORDER BY nb_trajets DESC";<text:line-break/><text:line-break/><text:s text:c="8"/>try (Statement statement = connection.createStatement();<text:line-break/><text:s text:c="13"/>ResultSet resultSet = statement.executeQuery(query)) {<text:line-break/><text:line-break/><text:s text:c="12"/>System.<text:span text:style-name="T83">out</text:span>.println("portions d'autoroute les plus empruntées :");<text:line-break/><text:s text:c="12"/>while (resultSet.next()) {<text:line-break/><text:s text:c="16"/>String entree = resultSet.getString("peage_entree");<text:line-break/><text:s text:c="16"/>String sortie = resultSet.getString("peage_sortie");<text:line-break/><text:s text:c="16"/>int nbTrajets = resultSet.getInt("nb_trajets");<text:line-break/><text:s text:c="16"/>System.<text:span text:style-name="T84">out</text:span>.println("Entrée : " + entree + ", Sortie : " + sortie + ", Nombre de trajets : " + nbTrajets);<text:line-break/><text:s text:c="12"/>}<text:line-break/><text:line-break/><text:s text:c="8"/>} catch (Exception e) {<text:line-break/><text:s text:c="12"/>e.printStackTrace();<text:line-break/><text:s text:c="8"/>}<text:line-break/><text:s text:c="4"/>}<text:line-break/><text:line-break/><text:s text:c="4"/>// Question 5 : Automobilistes avec abonnement expiré mais encore un badge<text:line-break/><text:s text:c="4"/>private static void getAboExpireBadge(Connection connection) {<text:line-break/><text:s text:c="8"/>String query = "SELECT a.nom, a.prenom, b.id AS badge_id " +<text:line-break/><text:s text:c="16"/>"FROM badge b " +<text:line-break/><text:s text:c="16"/>"INNER JOIN abonnement ab ON b.abonnement_id = ab.id " +<text:line-break/><text:s text:c="16"/>"INNER JOIN automobiliste a ON b.automobiliste_id = a.id " +<text:line-break/><text:s text:c="16"/>"WHERE ab.date_fin &lt; CURRENT_DATE";<text:line-break/><text:line-break/><text:s text:c="8"/>try (Statement statement = connection.createStatement();<text:line-break/><text:s text:c="13"/>ResultSet resultSet = statement.executeQuery(query)) {<text:line-break/><text:line-break/><text:s text:c="12"/>System.<text:span text:style-name="T85">out</text:span>.println("automobilistes avec un abonnement expiré mais qui possede encore un badge :");<text:line-break/><text:s text:c="12"/>while (resultSet.next()) {<text:line-break/><text:s text:c="16"/>String nom = resultSet.getString("nom");<text:line-break/><text:s text:c="16"/>String prenom = resultSet.getString("prenom");<text:line-break/><text:s text:c="16"/>int badgeId = resultSet.getInt("badge_id");<text:line-break/><text:s text:c="16"/>System.<text:span text:style-name="T86">out</text:span>.println("Nom : " + nom + ", Prénom : " + prenom + ", id du badge : " + badgeId);<text:line-break/><text:s text:c="12"/>}<text:line-break/><text:line-break/><text:s text:c="8"/>} catch (Exception e) {<text:line-break/><text:s text:c="12"/>e.printStackTrace();<text:line-break/><text:s text:c="8"/>}<text:line-break/><text:s text:c="4"/>}<text:line-break/><text:line-break/><text:s text:c="4"/>// On propose un menu pour choisir quelle requête choisir pour répondre aux 5 questions du sujet<text:line-break/><text:s text:c="4"/>public static void main(String[] args) {<text:line-break/><text:s text:c="8"/>Scanner scanner = new Scanner(System.<text:span text:style-name="T87">in</text:span>);<text:line-break/><text:line-break/><text:s text:c="8"/>try (Connection connection =<text:s/><text:span text:style-name="T88">getConnection</text:span>()) {<text:line-break/><text:s text:c="12"/>if (connection == null) {<text:line-break/><text:s text:c="16"/>System.<text:span text:style-name="T89">err</text:span>.println("impossible de se connecter à la base de données.");<text:line-break/><text:s text:c="16"/>return;<text:line-break/><text:s text:c="12"/>}<text:line-break/><text:line-break/><text:s text:c="12"/>while (true) {<text:line-break/><text:s text:c="16"/>System.<text:span text:style-name="T90">out</text:span>.println("Menu");<text:line-break/><text:s text:c="16"/>System.<text:span text:style-name="T91">out</text:span>.println("1. quels sont les péages les plus empruntés ?"); //Question 1 du sujet<text:line-break/><text:s text:c="16"/>System.<text:span text:style-name="T92">out</text:span>.println("2. liste des trajets d’un automobiliste donné"); //Question 2 du sujet<text:line-break/><text:s text:c="16"/>System.<text:span text:style-name="T93">out</text:span>.println("3. automobilistes non abonnés qui font souvent le même trajet"); //Question 3 du sujet<text:line-break/><text:s text:c="16"/>System.<text:span text:style-name="T94">out</text:span>.println("4. portions d’autoroute les plus empruntées"); //Question 4 du sujet<text:line-break/><text:s text:c="16"/>System.<text:span text:style-name="T95">out</text:span>.println("5. automobilistes avec abonnement expiré mais encore un badge"); //Question 5 du sujet<text:line-break/><text:s text:c="16"/>System.<text:span text:style-name="T96">out</text:span>.println("0. quitter");<text:line-break/><text:s text:c="16"/>System.<text:span text:style-name="T97">out</text:span>.print("choisissez une option : ");<text:line-break/><text:line-break/><text:s text:c="16"/>int choix = scanner.nextInt();<text:line-break/><text:s text:c="16"/>switch (choix) {<text:line-break/><text:s text:c="20"/>case 1:<text:line-break/><text:s text:c="24"/><text:span text:style-name="T98">getPeagesEmpruntes</text:span>(connection);<text:line-break/><text:s text:c="24"/>break;<text:line-break/><text:s text:c="20"/>case 2:<text:line-break/><text:s text:c="24"/>System.<text:span text:style-name="T99">out</text:span>.print("entrez l'id de l'automobiliste : ");<text:line-break/><text:s text:c="24"/>int userId = scanner.nextInt();<text:line-break/><text:s text:c="24"/><text:span text:style-name="T100">getTrajetUtilisateur</text:span>(connection, userId);<text:line-break/><text:s text:c="24"/>break;<text:line-break/><text:s text:c="20"/>case 3:<text:line-break/><text:s text:c="24"/><text:span text:style-name="T101">getNonAboTrajet</text:span>(connection);<text:line-break/><text:s text:c="24"/>break;<text:line-break/><text:s text:c="20"/>case 4:<text:line-break/><text:s text:c="24"/><text:span text:style-name="T102">getAutorouteEmpruntes</text:span>(connection);<text:line-break/><text:s text:c="24"/>break;<text:line-break/><text:s text:c="20"/>case 5:<text:line-break/><text:s text:c="24"/><text:span text:style-name="T103">getAboExpireBadge</text:span>(connection);<text:line-break/><text:s text:c="24"/>break;<text:line-break/><text:s text:c="20"/>case 0:<text:line-break/><text:s text:c="24"/>return;<text:line-break/><text:s text:c="20"/>default:<text:line-break/><text:s text:c="24"/>System.<text:span text:style-name="T104">out</text:span>.println("erreur");<text:line-break/><text:s text:c="16"/>}<text:line-break/><text:s text:c="12"/>}<text:line-break/><text:s text:c="8"/>} catch (Exception e) {<text:line-break/><text:s text:c="12"/>e.printStackTrace();<text:line-break/><text:s text:c="8"/>}<text:line-break/><text:s text:c="4"/>}<text:line-break/>}</text:p>
      <text:p text:style-name="Normal"><text:span text:style-name="T105">(</text:span><text:span text:style-name="T106">Voir peages.java pour le code java sino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xence COIPELET</meta:initial-creator>
    <dc:creator>Maxence COIPELET</dc:creator>
    <meta:creation-date>2024-12-11T15:35:00Z</meta:creation-date>
    <dc:date>2024-12-13T13:28:00Z</dc:date>
    <meta:template xlink:href="Normal.dotm" xlink:type="simple"/>
    <meta:editing-cycles>6</meta:editing-cycles>
    <meta:editing-duration>PT9780S</meta:editing-duration>
    <meta:document-statistic meta:page-count="7" meta:paragraph-count="22" meta:word-count="1703" meta:character-count="11051" meta:row-count="78" meta:non-whitespace-character-count="9370"/>
  </office:meta>
</office:document-meta>
</file>